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</office:automatic-styles>
  <office:body>
    <office:text text:use-soft-page-breaks="true">
      <text:p text:style-name="P1">Idée pour le human freedom (attention 100 colonnes):</text:p>
      <text:p text:style-name="Standard">source :<text:s/><text:a xlink:href="https://www.cato.org/human-freedom-index-new" office:target-frame-name="_top" xlink:show="replace">https://www.cato.org/human-freedom-index-new</text:a></text:p>
      <text:p text:style-name="P2">full report : https://www.cato.org/sites/cato.org/files/human-freedom-index-files/human-freedom-index-2018-revised.pdf</text:p>
      <text:p text:style-name="P3"/>
      <text:p text:style-name="Standard">Peut etre enlever des colonnes dès le début ...</text:p>
      <text:p text:style-name="Standard">-liberté de se déplacer au sein du pays et environ la meme que se déplacer à l'étranger</text:p>
      <text:p text:style-name="Standard">-mauvaise note en divorce proportionnel à influence de la religion</text:p>
      <text:p text:style-name="Standard">-on peut relier des facteurs de personnal freedom of expression entre eux (ex, press expression et people jailed</text:p>
      <text:p text:style-name="Standard">-relier l'indice de corruption (business bribe) avec soit lanote globale, soit un autre indice économique</text:p>
      <text:p text:style-name="Standard">bref y a à faire, faudra selectionner...</text:p>
      <text:p text:style-name="Standard"/>
      <text:p text:style-name="Standard">Zipf’s la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ncent Erb</dc:creator>
    <meta:creation-date>2019-12-12T12:52:00Z</meta:creation-date>
    <dc:date>2019-12-16T07:33:00Z</dc:date>
    <meta:template xlink:href="Normal.dotm" xlink:type="simple"/>
    <meta:editing-cycles>4</meta:editing-cycles>
    <meta:editing-duration>PT60S</meta:editing-duration>
    <meta:document-statistic meta:page-count="1" meta:paragraph-count="1" meta:word-count="117" meta:character-count="763" meta:row-count="5" meta:non-whitespace-character-count="647"/>
  </office:meta>
</office:document-meta>
</file>